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6.5cm" svg:x="5cm" svg:y="3.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5cm" svg:y1="4.5cm" svg:x2="16.5cm" svg:y2="4.5cm">
          <text:p/>
        </draw:line>
        <draw:frame draw:style-name="gr3" draw:text-style-name="P1" draw:layer="layout" svg:width="9.966cm" svg:height="0.962cm" svg:x="5.767cm" svg:y="3.5cm">
          <draw:text-box>
            <text:p text:style-name="P2">StoreBlock</text:p>
          </draw:text-box>
        </draw:frame>
        <draw:frame draw:style-name="gr3" draw:text-style-name="P3" draw:layer="layout" svg:width="11.5cm" svg:height="3.095cm" svg:x="5cm" svg:y="4.538cm">
          <draw:text-box>
            <text:p text:style-name="P3">int TwoVars = a + b</text:p>
            <text:p text:style-name="P3">int OneVar = c</text:p>
            <text:p text:style-name="P3">char Constant = 0xff</text:p>
            <text:p text:style-name="P3">int OneVarWithConstant = x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5-05T12:40:22</dc:date>
    <meta:editing-duration>PT00H16M40S</meta:editing-duration>
    <meta:editing-cycles>2</meta:editing-cycles>
    <meta:generator>OpenOffice.org/3.0$Unix OpenOffice.org_project/300m15$Build-937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